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Nimbus Mono L" svg:font-family="'Nimbus Mono L'" style:font-family-generic="modern" style:font-pitch="fixed"/>
    <style:font-face style:name="WenQuanYi Micro Hei Mono" svg:font-family="'WenQuanYi Micro Hei Mono'" style:font-family-generic="modern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Baekmuk Batang" svg:font-family="'Baekmuk Batang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8309"/>
    </style:style>
    <style:style style:name="P2" style:family="paragraph" style:parent-style-name="Text_20_body">
      <style:text-properties officeooo:rsid="000851d8" officeooo:paragraph-rsid="000851d8"/>
    </style:style>
    <style:style style:name="P3" style:family="paragraph" style:parent-style-name="Text_20_body">
      <style:text-properties officeooo:paragraph-rsid="00075863"/>
    </style:style>
    <style:style style:name="P4" style:family="paragraph" style:parent-style-name="Preformatted_20_Text">
      <style:text-properties officeooo:rsid="00075863" officeooo:paragraph-rsid="00075863"/>
    </style:style>
    <style:style style:name="P5" style:family="paragraph" style:parent-style-name="Preformatted_20_Text">
      <style:text-properties officeooo:rsid="000851d8" officeooo:paragraph-rsid="000851d8"/>
    </style:style>
    <style:style style:name="P6" style:family="paragraph" style:parent-style-name="Preformatted_20_Text">
      <style:text-properties officeooo:paragraph-rsid="000939a1"/>
    </style:style>
    <style:style style:name="P7" style:family="paragraph" style:parent-style-name="Preformatted_20_Text">
      <style:text-properties officeooo:rsid="000939a1" officeooo:paragraph-rsid="000939a1"/>
    </style:style>
    <style:style style:name="P8" style:family="paragraph" style:parent-style-name="Header">
      <style:text-properties officeooo:rsid="000b458d" officeooo:paragraph-rsid="000b458d"/>
    </style:style>
    <style:style style:name="T1" style:family="text">
      <style:text-properties style:use-window-font-color="true" style:font-name="DejaVu Sans" fo:font-size="18.2000007629395pt" fo:font-weight="bold" style:font-name-asian="Baekmuk Batang" style:font-size-asian="18.2000007629395pt" style:font-weight-asian="bold" style:font-name-complex="DejaVu Sans1" style:font-size-complex="18.2000007629395pt" style:font-weight-complex="bold"/>
    </style:style>
    <style:style style:name="T2" style:family="text">
      <style:text-properties style:use-window-font-color="true" style:font-name="DejaVu Sans" fo:font-size="18.2000007629395pt" fo:font-weight="bold" officeooo:rsid="00058309" style:font-name-asian="Baekmuk Batang" style:font-size-asian="18.2000007629395pt" style:font-weight-asian="bold" style:font-name-complex="DejaVu Sans1" style:font-size-complex="18.2000007629395pt" style:font-weight-complex="bold"/>
    </style:style>
    <style:style style:name="T3" style:family="text">
      <style:text-properties style:use-window-font-color="true" style:font-name="Nimbus Mono L" fo:font-size="10pt" fo:font-weight="normal" officeooo:rsid="000851d8" style:font-name-asian="WenQuanYi Micro Hei Mono" style:font-size-asian="10pt" style:font-weight-asian="normal" style:font-name-complex="Nimbus Mono L" style:font-size-complex="10pt" style:font-weight-complex="normal"/>
    </style:style>
    <style:style style:name="T4" style:family="text">
      <style:text-properties officeooo:rsid="00075863"/>
    </style:style>
    <style:style style:name="T5" style:family="text">
      <style:text-properties style:font-name="Nimbus Mono L" fo:font-size="10pt" officeooo:rsid="000851d8" style:font-name-asian="WenQuanYi Micro Hei Mono" style:font-size-asian="10pt" style:font-weight-asian="normal" style:font-name-complex="Nimbus Mono L" style:font-size-complex="10pt" style:font-weight-complex="normal"/>
    </style:style>
    <style:style style:name="T6" style:family="text">
      <style:text-properties officeooo:rsid="0009a6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2.1</text:h>
      <text:p text:style-name="Preformatted_20_Text"><text:span text:style-name="keyword0_5f_ocaml">fun</text:span> ipower acc <text:span text:style-name="symbol0_5f_ocaml">(</text:span>x,<text:span text:style-name="number_5f_ocaml">0</text:span><text:span text:style-name="symbol0_5f_ocaml">)</text:span> <text:span text:style-name="symbol0_5f_ocaml">=</text:span> acc <text:span text:style-name="symbol0_5f_ocaml">:</text:span> real</text:p>
      <text:p text:style-name="Preformatted_20_Text"><text:s text:c="2"/><text:span text:style-name="symbol0_5f_ocaml">|</text:span> ipower acc <text:span text:style-name="symbol0_5f_ocaml">(</text:span>x,n<text:span text:style-name="symbol0_5f_ocaml">)</text:span> <text:span text:style-name="symbol0_5f_ocaml">=</text:span></text:p>
      <text:p text:style-name="Preformatted_20_Text"><text:s text:c="6"/><text:span text:style-name="keyword0_5f_ocaml">if</text:span> n <text:span text:style-name="keyword2_5f_ocaml">mod</text:span> <text:span text:style-name="number_5f_ocaml">2</text:span> <text:span text:style-name="symbol0_5f_ocaml">=</text:span> <text:span text:style-name="number_5f_ocaml">0</text:span></text:p>
      <text:p text:style-name="Preformatted_20_Text"><text:s text:c="8"/><text:span text:style-name="keyword0_5f_ocaml">then</text:span> ipower acc <text:span text:style-name="symbol0_5f_ocaml">(</text:span>x <text:span text:style-name="symbol0_5f_ocaml">*</text:span> x,n div <text:span text:style-name="number_5f_ocaml">2</text:span><text:span text:style-name="symbol0_5f_ocaml">)</text:span></text:p>
      <text:p text:style-name="Preformatted_20_Text"><text:s text:c="8"/><text:span text:style-name="keyword0_5f_ocaml">else</text:span> ipower <text:span text:style-name="symbol0_5f_ocaml">(</text:span>acc <text:span text:style-name="symbol0_5f_ocaml">*</text:span> x<text:span text:style-name="symbol0_5f_ocaml">)</text:span> <text:span text:style-name="symbol0_5f_ocaml">(</text:span>x <text:span text:style-name="symbol0_5f_ocaml">*</text:span> x,n div <text:span text:style-name="number_5f_ocaml">2</text:span><text:span text:style-name="symbol0_5f_ocaml">);</text:span></text:p>
      <text:p text:style-name="Preformatted_20_Text"><text:span text:style-name="keyword0_5f_ocaml">val</text:span> power <text:span text:style-name="symbol0_5f_ocaml">=</text:span> ipower <text:span text:style-name="number_5f_ocaml">1</text:span><text:span text:style-name="symbol0_5f_ocaml">.</text:span><text:span text:style-name="number_5f_ocaml">0</text:span><text:span text:style-name="symbol0_5f_ocaml">;</text:span></text:p>
      <text:h text:style-name="Heading_20_1" text:outline-level="1"><text:span text:style-name="symbol0_5f_ocaml"><text:span text:style-name="T1">3.1</text:span></text:span></text:h>
      <text:p text:style-name="P4"><text:span text:style-name="comment_5f_multi_5f_ocaml">(* recursive *)</text:span></text:p>
      <text:p text:style-name="P4"><text:span text:style-name="keyword0_5f_ocaml">fun</text:span> rsum <text:span text:style-name="symbol0_5f_ocaml">[]</text:span> <text:span text:style-name="symbol0_5f_ocaml">=</text:span> <text:span text:style-name="number_5f_ocaml">0</text:span></text:p>
      <text:p text:style-name="P4"><text:s text:c="2"/><text:span text:style-name="symbol0_5f_ocaml">|</text:span> rsum <text:span text:style-name="symbol0_5f_ocaml">(</text:span>x<text:span text:style-name="symbol0_5f_ocaml">::</text:span>xs<text:span text:style-name="symbol0_5f_ocaml">)</text:span> <text:span text:style-name="symbol0_5f_ocaml">=</text:span> x <text:span text:style-name="symbol0_5f_ocaml">+</text:span> rsum xs<text:span text:style-name="symbol0_5f_ocaml">;</text:span></text:p>
      <text:p text:style-name="P4"/>
      <text:p text:style-name="P4"><text:span text:style-name="comment_5f_multi_5f_ocaml">(* iterative *)</text:span></text:p>
      <text:p text:style-name="P4"><text:span text:style-name="keyword0_5f_ocaml">fun</text:span> isum acc <text:span text:style-name="symbol0_5f_ocaml">[]</text:span> <text:span text:style-name="symbol0_5f_ocaml">=</text:span> acc</text:p>
      <text:p text:style-name="P4"><text:s text:c="2"/><text:span text:style-name="symbol0_5f_ocaml">|</text:span> isum acc <text:span text:style-name="symbol0_5f_ocaml">(</text:span>x<text:span text:style-name="symbol0_5f_ocaml">::</text:span>xs<text:span text:style-name="symbol0_5f_ocaml">)</text:span> <text:span text:style-name="symbol0_5f_ocaml">=</text:span> isum <text:span text:style-name="symbol0_5f_ocaml">(</text:span>x <text:span text:style-name="symbol0_5f_ocaml">+</text:span> acc<text:span text:style-name="symbol0_5f_ocaml">)</text:span> xs<text:span text:style-name="symbol0_5f_ocaml">;</text:span></text:p>
      <text:p text:style-name="P4"><text:span text:style-name="keyword0_5f_ocaml">val</text:span> sum <text:span text:style-name="symbol0_5f_ocaml">=</text:span> isum <text:span text:style-name="number_5f_ocaml">0</text:span><text:span text:style-name="symbol0_5f_ocaml">;</text:span></text:p>
      <text:p text:style-name="P3"><text:span text:style-name="T4">The recurisve function takes O(n) space on the call stack (where n is the length of the list). The iterative version, with optimisations, takes O(1) space (not including the list, of course). They both take O(n) time.</text:span></text:p>
      <text:p text:style-name="P1"><text:span text:style-name="symbol0_5f_ocaml"><text:span text:style-name="T2">3.2</text:span></text:span></text:p>
      <text:p text:style-name="P5"><text:span text:style-name="keyword0_5f_ocaml">fun</text:span> last <text:span text:style-name="symbol0_5f_ocaml">[</text:span>x<text:span text:style-name="symbol0_5f_ocaml">]</text:span> <text:span text:style-name="symbol0_5f_ocaml">=</text:span> x</text:p>
      <text:p text:style-name="P5"><text:s text:c="2"/><text:span text:style-name="symbol0_5f_ocaml">|</text:span> last <text:span text:style-name="symbol0_5f_ocaml">(</text:span>x<text:span text:style-name="symbol0_5f_ocaml">::</text:span>xs<text:span text:style-name="symbol0_5f_ocaml">)</text:span> <text:span text:style-name="symbol0_5f_ocaml">=</text:span> last xs</text:p>
      <text:p text:style-name="P5"><text:s text:c="2"/><text:span text:style-name="symbol0_5f_ocaml">|</text:span> last <text:span text:style-name="symbol0_5f_ocaml">[]</text:span> <text:span text:style-name="symbol0_5f_ocaml">=</text:span> <text:span text:style-name="keyword2_5f_ocaml">raise</text:span> Empty<text:span text:style-name="symbol0_5f_ocaml">;</text:span></text:p>
      <text:p text:style-name="P2">O(n) time and O(1) <text:span text:style-name="T6">overhead </text:span>space, assuming optimisations <text:span text:style-name="T6">(tail-call and not copying the tail of the list)</text:span>.</text:p>
      <text:p text:style-name="P1"><text:span text:style-name="symbol0_5f_ocaml"><text:span text:style-name="T2">3.3</text:span></text:span></text:p>
      <text:p text:style-name="P7"><text:span text:style-name="comment_5f_multi_5f_ocaml">(* even? I thought we used 0-basing. :*)</text:span></text:p>
      <text:p text:style-name="P6"><text:span text:style-name="keyword0_5f_ocaml"><text:span text:style-name="T5">fun</text:span></text:span><text:span text:style-name="symbol0_5f_ocaml"><text:span text:style-name="T3"> oddindexed </text:span></text:span><text:span text:style-name="symbol0_5f_ocaml"><text:span text:style-name="T5">(</text:span></text:span><text:span text:style-name="symbol0_5f_ocaml"><text:span text:style-name="T3">x</text:span></text:span><text:span text:style-name="symbol0_5f_ocaml"><text:span text:style-name="T5">::</text:span></text:span><text:span text:style-name="symbol0_5f_ocaml"><text:span text:style-name="T3">y</text:span></text:span><text:span text:style-name="symbol0_5f_ocaml"><text:span text:style-name="T5">::</text:span></text:span><text:span text:style-name="symbol0_5f_ocaml"><text:span text:style-name="T3">xs</text:span></text:span><text:span text:style-name="symbol0_5f_ocaml"><text:span text:style-name="T5">)</text:span></text:span><text:span text:style-name="symbol0_5f_ocaml"><text:span text:style-name="T3"> </text:span></text:span><text:span text:style-name="symbol0_5f_ocaml"><text:span text:style-name="T5">=</text:span></text:span><text:span text:style-name="symbol0_5f_ocaml"><text:span text:style-name="T3"> y </text:span></text:span><text:span text:style-name="symbol0_5f_ocaml"><text:span text:style-name="T5">::</text:span></text:span><text:span text:style-name="symbol0_5f_ocaml"><text:span text:style-name="T3"> oddindexed xs</text:span></text:span></text:p>
      <text:p text:style-name="P6"><text:span text:style-name="symbol0_5f_ocaml"><text:span text:style-name="T3"><text:s text:c="2"/></text:span></text:span><text:span text:style-name="symbol0_5f_ocaml"><text:span text:style-name="T5">|</text:span></text:span><text:span text:style-name="symbol0_5f_ocaml"><text:span text:style-name="T3"> oddindexed _ </text:span></text:span><text:span text:style-name="symbol0_5f_ocaml"><text:span text:style-name="T5">=</text:span></text:span><text:span text:style-name="symbol0_5f_ocaml"><text:span text:style-name="T3"> </text:span></text:span><text:span text:style-name="symbol0_5f_ocaml"><text:span text:style-name="T5">[]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Nimbus Mono L" svg:font-family="'Nimbus Mono L'" style:font-family-generic="modern" style:font-pitch="fixed"/>
    <style:font-face style:name="WenQuanYi Micro Hei Mono" svg:font-family="'WenQuanYi Micro Hei Mono'" style:font-family-generic="modern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Baekmuk Batang" svg:font-family="'Baekmuk Batang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Baekmuk Batang" style:font-size-asian="10.5pt" style:language-asian="ko" style:country-asian="KR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Baekmuk Batang" style:font-size-asian="10.5pt" style:language-asian="ko" style:country-asian="KR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Baekmuk Batang" style:font-family-asian="'Baekmuk Batang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L" fo:font-family="'Nimbus Mono L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_5f_ocaml" style:display-name="number_ocaml" style:family="text">
      <style:text-properties fo:color="#cc66cc" fo:font-style="normal" fo:font-weight="normal"/>
    </style:style>
    <style:style style:name="keyword0_5f_ocaml" style:display-name="keyword0_ocaml" style:family="text">
      <style:text-properties fo:color="#0066cc" fo:font-style="normal" fo:font-weight="bold"/>
    </style:style>
    <style:style style:name="keyword2_5f_ocaml" style:display-name="keyword2_ocaml" style:family="text">
      <style:text-properties fo:color="#0066cc" fo:font-style="normal" fo:font-weight="bold"/>
    </style:style>
    <style:style style:name="symbol0_5f_ocaml" style:display-name="symbol0_ocaml" style:family="text">
      <style:text-properties fo:color="#a52a2a" fo:font-style="normal" fo:font-weight="normal"/>
    </style:style>
    <style:style style:name="comment_5f_multi_5f_ocaml" style:display-name="comment_multi_ocaml" style:family="text">
      <style:text-properties fo:color="#5d478b" fo:font-style="italic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458d" officeooo:paragraph-rsid="000b458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ames Wood<text:tab/>Foundations of Computer Science<text:tab/>2014-10-1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4-10-13T17:54:23.217297658</meta:creation-date>
    <dc:date>2014-10-14T23:03:31.740444359</dc:date>
    <dc:creator>James </dc:creator>
    <meta:editing-duration>PT15M19S</meta:editing-duration>
    <meta:editing-cycles>5</meta:editing-cycles>
    <meta:generator>LibreOffice/4.2.6.3$Linux_X86_64 LibreOffice_project/420m0$Build-3</meta:generator>
    <meta:document-statistic meta:table-count="0" meta:image-count="0" meta:object-count="0" meta:page-count="1" meta:paragraph-count="26" meta:word-count="185" meta:character-count="903" meta:non-whitespace-character-count="710"/>
  </office:meta>
</office:document-meta>
</file>